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enarioPrinterTest.shouldPrint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enarioPrinterTest.shouldNotPrintInvocationsWhenSingleUn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